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roxima-nova" svg:font-family="proxima-nova, myriad-pro,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variant="normal" fo:text-transform="none" fo:color="#202124" style:font-name="Liberation Serif" fo:font-size="11pt" fo:letter-spacing="normal" fo:font-style="normal" fo:font-weight="normal" officeooo:rsid="001c9ee3" officeooo:paragraph-rsid="001c9ee3" style:font-size-asian="11pt" style:font-size-complex="11pt"/>
    </style:style>
    <style:style style:name="P2" style:family="paragraph" style:parent-style-name="Standard">
      <style:text-properties fo:color="#111111" style:font-name="Liberation Serif" fo:font-size="11pt" officeooo:rsid="001763ba" officeooo:paragraph-rsid="001763ba" style:font-size-asian="11pt" style:font-size-complex="11pt"/>
    </style:style>
    <style:style style:name="P3" style:family="paragraph" style:parent-style-name="Standard">
      <style:text-properties fo:color="#111111" style:font-name="Liberation Serif" fo:font-size="11pt" officeooo:rsid="0036bbb4" officeooo:paragraph-rsid="0036bbb4" style:font-size-asian="11pt" style:font-size-complex="11pt"/>
    </style:style>
    <style:style style:name="P4" style:family="paragraph" style:parent-style-name="Standard">
      <style:text-properties fo:color="#111111" officeooo:paragraph-rsid="001b2530"/>
    </style:style>
    <style:style style:name="P5" style:family="paragraph" style:parent-style-name="Standard">
      <style:text-properties style:font-name="Liberation Serif" fo:font-size="11pt" fo:font-weight="bold" officeooo:rsid="00059f9f" officeooo:paragraph-rsid="00059f9f" style:font-size-asian="11pt" style:font-weight-asian="bold" style:font-size-complex="11pt" style:font-weight-complex="bold"/>
    </style:style>
    <style:style style:name="P6" style:family="paragraph" style:parent-style-name="Standard">
      <style:text-properties style:font-name="Liberation Serif" fo:font-size="11pt" fo:font-weight="bold" officeooo:rsid="000711ee" officeooo:paragraph-rsid="000a05a3" style:font-size-asian="11pt" style:font-weight-asian="bold" style:font-size-complex="11pt" style:font-weight-complex="bold"/>
    </style:style>
    <style:style style:name="P7" style:family="paragraph" style:parent-style-name="Standard">
      <style:text-properties style:font-name="Liberation Serif" fo:font-size="11pt" fo:font-weight="bold" officeooo:rsid="000711ee" officeooo:paragraph-rsid="000711ee" style:font-size-asian="11pt" style:font-weight-asian="bold" style:font-size-complex="11pt" style:font-weight-complex="bold"/>
    </style:style>
    <style:style style:name="P8" style:family="paragraph" style:parent-style-name="Standard">
      <style:text-properties style:font-name="Liberation Serif" fo:font-size="11pt" fo:font-weight="bold" officeooo:rsid="001a46b2" officeooo:paragraph-rsid="001a46b2" style:font-size-asian="11pt" style:font-weight-asian="bold" style:font-size-complex="11pt" style:font-weight-complex="bold"/>
    </style:style>
    <style:style style:name="P9" style:family="paragraph" style:parent-style-name="Standard">
      <style:text-properties style:font-name="Liberation Serif" fo:font-size="11pt" fo:font-weight="bold" officeooo:rsid="0020ac2e" officeooo:paragraph-rsid="0020ac2e" style:font-size-asian="11pt" style:font-weight-asian="bold" style:font-size-complex="11pt" style:font-weight-complex="bold"/>
    </style:style>
    <style:style style:name="P10" style:family="paragraph" style:parent-style-name="Standard">
      <style:text-properties style:font-name="Liberation Serif" fo:font-size="11pt" fo:font-weight="bold" officeooo:rsid="0023f0ba" officeooo:paragraph-rsid="0023f0ba" style:font-size-asian="11pt" style:font-weight-asian="bold" style:font-size-complex="11pt" style:font-weight-complex="bold"/>
    </style:style>
    <style:style style:name="P11" style:family="paragraph" style:parent-style-name="Standard">
      <style:text-properties style:font-name="Liberation Serif" fo:font-size="11pt" fo:font-weight="bold" officeooo:rsid="00262c47" officeooo:paragraph-rsid="00262c47" style:font-size-asian="11pt" style:font-weight-asian="bold" style:font-size-complex="11pt" style:font-weight-complex="bold"/>
    </style:style>
    <style:style style:name="P12" style:family="paragraph" style:parent-style-name="Standard">
      <style:text-properties style:font-name="Liberation Serif" fo:font-size="11pt" fo:font-weight="bold" officeooo:rsid="000d0b61" officeooo:paragraph-rsid="000d0b61" style:font-size-asian="11pt" style:font-weight-asian="bold" style:font-size-complex="11pt" style:font-weight-complex="bold"/>
    </style:style>
    <style:style style:name="P13" style:family="paragraph" style:parent-style-name="Standard">
      <style:text-properties style:font-name="Liberation Serif" fo:font-size="11pt" officeooo:rsid="000711ee" officeooo:paragraph-rsid="000711ee" style:font-size-asian="11pt" style:font-size-complex="11pt"/>
    </style:style>
    <style:style style:name="P14" style:family="paragraph" style:parent-style-name="Standard">
      <style:text-properties style:font-name="Liberation Serif" fo:font-size="11pt" officeooo:rsid="000711ee" officeooo:paragraph-rsid="001037bb" style:font-size-asian="11pt" style:font-size-complex="11pt"/>
    </style:style>
    <style:style style:name="P15" style:family="paragraph" style:parent-style-name="Standard">
      <style:text-properties style:font-name="Liberation Serif" fo:font-size="11pt" officeooo:rsid="000711ee" officeooo:paragraph-rsid="001b2530" style:font-size-asian="11pt" style:font-size-complex="11pt"/>
    </style:style>
    <style:style style:name="P16" style:family="paragraph" style:parent-style-name="Standard">
      <style:text-properties style:font-name="Liberation Serif" fo:font-size="11pt" officeooo:rsid="000a05a3" officeooo:paragraph-rsid="000a05a3" style:font-size-asian="11pt" style:font-size-complex="11pt"/>
    </style:style>
    <style:style style:name="P17" style:family="paragraph" style:parent-style-name="Standard">
      <style:text-properties style:font-name="Liberation Serif" fo:font-size="11pt" officeooo:rsid="0013d209" officeooo:paragraph-rsid="0013d209" style:font-size-asian="11pt" style:font-size-complex="11pt"/>
    </style:style>
    <style:style style:name="P18" style:family="paragraph" style:parent-style-name="Standard">
      <style:text-properties style:font-name="Liberation Serif" fo:font-size="11pt" officeooo:rsid="001445bf" officeooo:paragraph-rsid="001445bf" style:font-size-asian="11pt" style:font-size-complex="11pt"/>
    </style:style>
    <style:style style:name="P19" style:family="paragraph" style:parent-style-name="Standard">
      <style:text-properties style:font-name="Liberation Serif" fo:font-size="11pt" officeooo:paragraph-rsid="00171f27" style:font-size-asian="11pt" style:font-size-complex="11pt"/>
    </style:style>
    <style:style style:name="P20" style:family="paragraph" style:parent-style-name="Standard">
      <style:text-properties style:font-name="Liberation Serif" fo:font-size="11pt" officeooo:rsid="001a46b2" officeooo:paragraph-rsid="001a46b2" style:font-size-asian="11pt" style:font-size-complex="11pt"/>
    </style:style>
    <style:style style:name="P21" style:family="paragraph" style:parent-style-name="Standard">
      <style:text-properties style:font-name="Liberation Serif" fo:font-size="11pt" officeooo:rsid="001ae7cc" officeooo:paragraph-rsid="001ae7cc" style:font-size-asian="11pt" style:font-size-complex="11pt"/>
    </style:style>
    <style:style style:name="P22" style:family="paragraph" style:parent-style-name="Standard">
      <style:text-properties style:font-name="Liberation Serif" fo:font-size="11pt" officeooo:rsid="001ae7cc" officeooo:paragraph-rsid="00221f19" style:font-size-asian="11pt" style:font-size-complex="11pt"/>
    </style:style>
    <style:style style:name="P23" style:family="paragraph" style:parent-style-name="Standard">
      <style:text-properties style:font-name="Liberation Serif" fo:font-size="11pt" officeooo:rsid="001b2530" officeooo:paragraph-rsid="001b2530" style:font-size-asian="11pt" style:font-size-complex="11pt"/>
    </style:style>
    <style:style style:name="P24" style:family="paragraph" style:parent-style-name="Standard">
      <style:text-properties style:font-name="Liberation Serif" fo:font-size="11pt" officeooo:rsid="001c9ee3" officeooo:paragraph-rsid="001c9ee3" style:font-size-asian="11pt" style:font-size-complex="11pt"/>
    </style:style>
    <style:style style:name="P25" style:family="paragraph" style:parent-style-name="Standard">
      <style:text-properties style:font-name="Liberation Serif" fo:font-size="11pt" officeooo:rsid="001e1df0" officeooo:paragraph-rsid="001e1df0" style:font-size-asian="11pt" style:font-size-complex="11pt"/>
    </style:style>
    <style:style style:name="P26" style:family="paragraph" style:parent-style-name="Standard">
      <style:text-properties style:font-name="Liberation Serif" fo:font-size="11pt" officeooo:rsid="0020ac2e" officeooo:paragraph-rsid="0020ac2e" style:font-size-asian="11pt" style:font-size-complex="11pt"/>
    </style:style>
    <style:style style:name="P27" style:family="paragraph" style:parent-style-name="Standard">
      <style:text-properties style:font-name="Liberation Serif" fo:font-size="11pt" officeooo:rsid="0023f0ba" officeooo:paragraph-rsid="0023f0ba" style:font-size-asian="11pt" style:font-size-complex="11pt"/>
    </style:style>
    <style:style style:name="P28" style:family="paragraph" style:parent-style-name="Standard">
      <style:text-properties style:font-name="Liberation Serif" fo:font-size="11pt" officeooo:rsid="0023f0ba" officeooo:paragraph-rsid="003586f6" style:font-size-asian="11pt" style:font-size-complex="11pt"/>
    </style:style>
    <style:style style:name="P29" style:family="paragraph" style:parent-style-name="Standard">
      <style:text-properties style:font-name="Liberation Serif" fo:font-size="11pt" officeooo:rsid="00262c47" officeooo:paragraph-rsid="00262c47" style:font-size-asian="11pt" style:font-size-complex="11pt"/>
    </style:style>
    <style:style style:name="P30" style:family="paragraph" style:parent-style-name="Standard">
      <style:text-properties style:font-name="Liberation Serif" fo:font-size="11pt" officeooo:rsid="00271140" officeooo:paragraph-rsid="00271140" style:font-size-asian="11pt" style:font-size-complex="11pt"/>
    </style:style>
    <style:style style:name="P31" style:family="paragraph" style:parent-style-name="Standard">
      <style:text-properties style:font-name="Liberation Serif" fo:font-size="11pt" fo:font-weight="normal" officeooo:rsid="00125e99" officeooo:paragraph-rsid="000d0b61" style:font-size-asian="11pt" style:font-weight-asian="normal" style:font-size-complex="11pt" style:font-weight-complex="normal"/>
    </style:style>
    <style:style style:name="P32" style:family="paragraph" style:parent-style-name="Standard">
      <style:text-properties style:font-name="Liberation Serif" fo:font-size="11pt" officeooo:paragraph-rsid="00271140"/>
    </style:style>
    <style:style style:name="P33" style:family="paragraph" style:parent-style-name="Standard">
      <style:text-properties style:font-name="Liberation Serif" fo:font-size="11pt" officeooo:paragraph-rsid="00362e27"/>
    </style:style>
    <style:style style:name="P34" style:family="paragraph" style:parent-style-name="Standard">
      <style:text-properties officeooo:paragraph-rsid="001a46b2"/>
    </style:style>
    <style:style style:name="P35" style:family="paragraph" style:parent-style-name="Standard">
      <style:text-properties officeooo:rsid="001ae7cc" officeooo:paragraph-rsid="001ae7cc"/>
    </style:style>
    <style:style style:name="P36" style:family="paragraph" style:parent-style-name="Standard">
      <style:text-properties fo:font-variant="normal" fo:text-transform="none" fo:color="#111111" style:font-name="Liberation Serif" fo:font-size="11pt" fo:letter-spacing="normal" fo:font-style="normal" fo:font-weight="normal" officeooo:rsid="00171f27" officeooo:paragraph-rsid="00171f27" style:font-size-asian="11pt" style:font-size-complex="11pt"/>
    </style:style>
    <style:style style:name="P37" style:family="paragraph" style:parent-style-name="Standard">
      <style:text-properties fo:font-variant="normal" fo:text-transform="none" fo:color="#111111" style:font-name="Liberation Serif" fo:font-size="12pt" fo:letter-spacing="normal" fo:font-style="normal" fo:font-weight="normal" officeooo:rsid="003586f6" officeooo:paragraph-rsid="00271140" style:font-size-asian="11pt" style:font-size-complex="11pt"/>
    </style:style>
    <style:style style:name="P38" style:family="paragraph" style:parent-style-name="Standard">
      <style:text-properties fo:font-variant="normal" fo:text-transform="none" fo:color="#4e4e4e" style:font-name="proxima-nova" fo:font-size="12pt" fo:letter-spacing="normal" fo:font-style="normal" fo:font-weight="normal" officeooo:rsid="003586f6" officeooo:paragraph-rsid="00362e27" style:font-size-asian="11pt" style:font-size-complex="11pt"/>
    </style:style>
    <style:style style:name="P39" style:family="paragraph" style:parent-style-name="Standard">
      <style:text-properties style:font-name="Liberation Serif" fo:font-size="11pt" officeooo:rsid="0041cdd5" officeooo:paragraph-rsid="0041cdd5" style:font-size-asian="11pt" style:font-size-complex="11pt"/>
    </style:style>
    <style:style style:name="P40" style:family="paragraph" style:parent-style-name="Standard">
      <style:text-properties style:font-name="Liberation Serif" fo:font-size="11pt" officeooo:rsid="00271140" officeooo:paragraph-rsid="00271140" style:font-size-asian="11pt" style:font-size-complex="11pt"/>
    </style:style>
    <style:style style:name="P41" style:family="paragraph" style:parent-style-name="Standard">
      <style:text-properties style:font-name="Liberation Serif" fo:font-size="11pt" officeooo:rsid="0044fd66" officeooo:paragraph-rsid="0044fd66" style:font-size-asian="11pt" style:font-size-complex="11pt"/>
    </style:style>
    <style:style style:name="P42" style:family="paragraph" style:parent-style-name="Standard">
      <style:text-properties style:font-name="Liberation Serif" fo:font-size="11pt" officeooo:rsid="00450ab7" officeooo:paragraph-rsid="00450ab7" style:font-size-asian="11pt" style:font-size-complex="11pt"/>
    </style:style>
    <style:style style:name="P43" style:family="paragraph">
      <style:paragraph-properties fo:text-align="center"/>
    </style:style>
    <style:style style:name="P44" style:family="paragraph">
      <style:paragraph-properties fo:text-align="center" style:writing-mode="lr-tb"/>
    </style:style>
    <style:style style:name="P45" style:family="paragraph">
      <style:paragraph-properties fo:text-align="center"/>
      <style:text-properties fo:font-size="12pt"/>
    </style:style>
    <style:style style:name="P46" style:family="paragraph">
      <loext:graphic-properties draw:fill="none" draw:fill-color="#ffffff"/>
      <style:paragraph-properties style:writing-mode="lr-tb"/>
    </style:style>
    <style:style style:name="P47" style:family="paragraph">
      <style:paragraph-properties style:writing-mode="lr-tb"/>
    </style:style>
    <style:style style:name="T1" style:family="text">
      <style:text-properties officeooo:rsid="00362e27"/>
    </style:style>
    <style:style style:name="T2" style:family="text">
      <style:text-properties officeooo:rsid="000b6f93"/>
    </style:style>
    <style:style style:name="T3" style:family="text">
      <style:text-properties officeooo:rsid="000d096c"/>
    </style:style>
    <style:style style:name="T4" style:family="text">
      <style:text-properties fo:font-weight="bold" style:font-weight-asian="bold" style:font-weight-complex="bold"/>
    </style:style>
    <style:style style:name="T5" style:family="text">
      <style:text-properties fo:font-weight="bold" officeooo:rsid="00344940" style:font-weight-asian="bold" style:font-weight-complex="bold"/>
    </style:style>
    <style:style style:name="T6" style:family="text">
      <style:text-properties fo:font-weight="bold" officeooo:rsid="00262c47" style:font-weight-asian="bold" style:font-weight-complex="bold"/>
    </style:style>
    <style:style style:name="T7" style:family="text">
      <style:text-properties fo:font-weight="bold" officeooo:rsid="00345e06" style:font-size-asian="11pt" style:font-weight-asian="bold" style:font-size-complex="11pt" style:font-weight-complex="bold"/>
    </style:style>
    <style:style style:name="T8" style:family="text">
      <style:text-properties officeooo:rsid="001445bf"/>
    </style:style>
    <style:style style:name="T9" style:family="text">
      <style:text-properties officeooo:rsid="00161dc2"/>
    </style:style>
    <style:style style:name="T10" style:family="text">
      <style:text-properties fo:font-variant="normal" fo:text-transform="none" fo:color="#111111" fo:letter-spacing="normal" fo:font-style="normal" fo:font-weight="normal" officeooo:rsid="00171f27"/>
    </style:style>
    <style:style style:name="T11" style:family="text">
      <style:text-properties fo:font-variant="normal" fo:text-transform="none" fo:color="#111111" fo:font-size="12pt" fo:letter-spacing="normal" fo:font-style="normal" fo:font-weight="normal" officeooo:rsid="003586f6" style:font-size-asian="11pt" style:font-size-complex="11pt"/>
    </style:style>
    <style:style style:name="T12" style:family="text">
      <style:text-properties fo:font-variant="normal" fo:text-transform="none" fo:color="#111111" fo:font-size="12pt" fo:letter-spacing="normal" fo:font-style="normal" fo:font-weight="normal" officeooo:rsid="00362e27" style:font-size-asian="11pt" style:font-size-complex="11pt"/>
    </style:style>
    <style:style style:name="T13" style:family="text">
      <style:text-properties fo:font-variant="normal" fo:text-transform="none" fo:color="#111111" style:text-position="super 58%" fo:font-size="12pt" fo:letter-spacing="normal" fo:font-style="normal" fo:font-weight="normal" officeooo:rsid="00362e27" style:font-size-asian="11pt" style:font-size-complex="11pt"/>
    </style:style>
    <style:style style:name="T14" style:family="text">
      <style:text-properties fo:font-variant="normal" fo:text-transform="none" fo:color="#202122" fo:letter-spacing="normal" fo:font-style="normal" fo:font-weight="normal" officeooo:rsid="00171f27"/>
    </style:style>
    <style:style style:name="T15" style:family="text">
      <style:text-properties fo:font-variant="normal" fo:text-transform="none" style:font-name="Liberation Serif" fo:font-size="11pt" fo:letter-spacing="normal" fo:font-style="normal" fo:font-weight="normal" style:font-size-asian="11pt" style:font-size-complex="11pt"/>
    </style:style>
    <style:style style:name="T16" style:family="text">
      <style:text-properties fo:font-variant="normal" fo:text-transform="none" style:font-name="Liberation Serif" fo:font-size="11pt" fo:letter-spacing="normal" fo:font-style="normal" fo:font-weight="normal" officeooo:rsid="001b2530" style:font-size-asian="11pt" style:font-size-complex="11pt"/>
    </style:style>
    <style:style style:name="T17" style:family="text">
      <style:text-properties fo:font-variant="normal" fo:text-transform="none" fo:color="#4e4e4e" fo:font-size="12pt" fo:letter-spacing="normal" fo:font-style="normal" fo:font-weight="normal" officeooo:rsid="003586f6" style:font-size-asian="11pt" style:font-size-complex="11pt"/>
    </style:style>
    <style:style style:name="T18" style:family="text">
      <style:text-properties fo:font-variant="normal" fo:text-transform="none" fo:font-size="12pt" fo:letter-spacing="normal" fo:font-style="normal" fo:font-weight="normal"/>
    </style:style>
    <style:style style:name="T19" style:family="text">
      <style:text-properties fo:font-variant="normal" fo:text-transform="none" fo:font-size="12pt" fo:letter-spacing="normal" fo:font-style="normal" fo:font-weight="normal" officeooo:rsid="003586f6"/>
    </style:style>
    <style:style style:name="T20" style:family="text">
      <style:text-properties officeooo:rsid="00171f27"/>
    </style:style>
    <style:style style:name="T21" style:family="text">
      <style:text-properties style:font-name="Liberation Serif"/>
    </style:style>
    <style:style style:name="T22" style:family="text">
      <style:text-properties style:font-name="Liberation Serif" fo:font-size="11pt" officeooo:rsid="001a46b2" style:font-size-asian="11pt" style:font-size-complex="11pt"/>
    </style:style>
    <style:style style:name="T23" style:family="text">
      <style:text-properties style:font-name="Liberation Serif" fo:font-size="11pt" officeooo:rsid="001b2530" style:font-size-asian="11pt" style:font-size-complex="11pt"/>
    </style:style>
    <style:style style:name="T24" style:family="text">
      <style:text-properties officeooo:rsid="001b2530"/>
    </style:style>
    <style:style style:name="T25" style:family="text">
      <style:text-properties officeooo:rsid="001e1df0"/>
    </style:style>
    <style:style style:name="T26" style:family="text">
      <style:text-properties officeooo:rsid="00221f19"/>
    </style:style>
    <style:style style:name="T27" style:family="text">
      <style:text-properties officeooo:rsid="0023f0ba"/>
    </style:style>
    <style:style style:name="T28" style:family="text">
      <style:text-properties officeooo:rsid="00262c47"/>
    </style:style>
    <style:style style:name="T29" style:family="text">
      <style:text-properties officeooo:rsid="00271140"/>
    </style:style>
    <style:style style:name="T30" style:family="text">
      <style:text-properties officeooo:rsid="0028bfa9"/>
    </style:style>
    <style:style style:name="T31" style:family="text">
      <style:text-properties officeooo:rsid="002a4b09"/>
    </style:style>
    <style:style style:name="T32" style:family="text">
      <style:text-properties officeooo:rsid="0033817c"/>
    </style:style>
    <style:style style:name="T33" style:family="text">
      <style:text-properties officeooo:rsid="00344940"/>
    </style:style>
    <style:style style:name="T34" style:family="text">
      <style:text-properties officeooo:rsid="00271140" style:font-size-asian="11pt" style:font-size-complex="11pt"/>
    </style:style>
    <style:style style:name="T35" style:family="text">
      <style:text-properties officeooo:rsid="0028bfa9" style:font-size-asian="11pt" style:font-size-complex="11pt"/>
    </style:style>
    <style:style style:name="T36" style:family="text">
      <style:text-properties officeooo:rsid="003586f6" style:font-size-asian="11pt" style:font-size-complex="11pt"/>
    </style:style>
    <style:style style:name="T37" style:family="text">
      <style:text-properties officeooo:rsid="00345e06" style:font-size-asian="11pt" style:font-size-complex="11pt"/>
    </style:style>
    <style:style style:name="T38" style:family="text">
      <style:text-properties officeooo:rsid="004328d3"/>
    </style:style>
    <style:style style:name="T39" style:family="text">
      <style:text-properties officeooo:rsid="00450ab7"/>
    </style:style>
    <style:style style:name="gr1" style:family="graphic">
      <style:graphic-properties draw:stroke="solid"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848cm" fo:min-width="2.3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marker-end="Arrowheads_20_4"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draw:textarea-horizontal-align="justify" draw:textarea-vertical-align="middle" draw:auto-grow-height="false" fo:min-height="1.078cm" fo:min-width="2.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1.078cm" fo:min-width="2.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draw:marker-start="" draw:marker-end="Arrowheads_20_6" draw:textarea-horizontal-align="justify" draw:textarea-vertical-align="middle" draw:auto-grow-height="false" fo:min-height="1.078cm" fo:min-width="2.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OT Enabled Financial Transaction</text:p>
      <text:p text:style-name="P5"/>
      <text:p text:style-name="P13">Build setup <text:span text:style-name="T2">for version </text:span>v2.0.1_01_11_21</text:p>
      <text:p text:style-name="P13"/>
      <text:p text:style-name="P13">Software: IoT Enabled Business Solutions.</text:p>
      <text:p text:style-name="P13"/>
      <text:p text:style-name="P13">Product code: SDL-MODBUS-D21, PM-FIN-L21 (NCAP-FIN-L21), PM-FIN-S21</text:p>
      <text:p text:style-name="P39"/>
      <text:p text:style-name="P13">Platform code: PM.ODP</text:p>
      <text:p text:style-name="P13"/>
      <text:p text:style-name="P13">Type of software: Application.</text:p>
      <text:p text:style-name="P16"/>
      <text:p text:style-name="P6"/>
      <text:p text:style-name="P12">Introduction:</text:p>
      <text:p text:style-name="P31"/>
      <text:p text:style-name="P17">This chapter explains relevant uses cases of the IoT, focused on different application domains (Inventory Status,Net Quantity and others).In addition it provides how to build and setup the IoT edge and data flow of the system.</text:p>
      <text:p text:style-name="P18"/>
      <text:p text:style-name="P19"><text:span text:style-name="T8">IoT Enabled Financial Transaction </text:span><text:span text:style-name="T9">we take the data from PLC,here we have 2 proximity sensors connected with PLC and the coils data and register values are mapped into the PLC.</text:span><text:span text:style-name="T20">Now, then the data is transferred to an IoT Gateway,API using Modbus/TCP which is <text:s/>a communication protocol</text:span><text:span text:style-name="T14"> </text:span><text:span text:style-name="T10">supports communication to and from multiple devices connected to the same cable or Ethernet network.</text:span></text:p>
      <text:p text:style-name="P36"/>
      <text:p text:style-name="P36">We then add the items to our Inventory i.e to our coils also can subtract the items in the coil.FurtherMore, we can check the Inventory Quantity and Initialization.IOT Triggers(order Condition) of the coils and Inventory order Thershold ,Inventory order status ,Inventory order Quantity ,whether the order is placed or not is checked and values will be displayed on a HMI.</text:p>
      <text:p text:style-name="P36"><text:s/></text:p>
      <text:p text:style-name="P2">The data Flow from an PLC to an end user, how we can authenticate and authorize the data is being build and deployed.So, From IoT sensors we send the data to a SDL-modbus (Smart Data Logger) using modbus communication protcol ,here we have YAML files to control the SDL. <text:span text:style-name="T30">Also</text:span> HDF5 which is a data set viewer.Next we send the data to ncap-fin-L21 which is used for network communication.Now, ncap-fin L21 receives a token from Mqtt broker.<text:span text:style-name="T24">Mqtt then communicates with S21 a local aws and in S21 we have python,flask,socket IO.Then through S21 a user communicates and gets the transaction data.Here we provide a secure layer through API server.User can get authentica</text:span><text:span text:style-name="T30">tion</text:span><text:span text:style-name="T24"> details through S21.</text:span><text:span text:style-name="T30">K</text:span><text:span text:style-name="T24">eycloak </text:span><text:span text:style-name="T30">is being communicated witha </text:span><text:span text:style-name="T24">database MySql.</text:span></text:p>
      <text:p text:style-name="P15"/>
      <text:p text:style-name="P15"/>
      <text:p text:style-name="P8">List of Notations and Abbreviations:</text:p>
      <text:p text:style-name="P20"/>
      <text:p text:style-name="P20"><text:span text:style-name="T4">Notations</text:span> <text:tab/><text:tab/><text:tab/><text:span text:style-name="T4">Abbreviations</text:span></text:p>
      <text:p text:style-name="P13"/>
      <text:p text:style-name="P20">IoT<text:tab/><text:tab/><text:tab/><text:tab/>Internet of things</text:p>
      <text:p text:style-name="P20">SDL<text:tab/><text:tab/><text:tab/><text:tab/>Smart Data Logger</text:p>
      <text:p text:style-name="P34"><text:span text:style-name="T22">API<text:tab/><text:tab/><text:tab/><text:tab/></text:span>Application Programming Interface</text:p>
      <text:p text:style-name="P35">ncap<text:tab/><text:tab/><text:tab/><text:tab/>Network Capable <text:span text:style-name="T21">Application</text:span> Software</text:p>
      <text:p text:style-name="P22">Web GUI<text:tab/><text:tab/><text:tab/><text:span text:style-name="T26">Graphical User Interface</text:span> </text:p>
      <text:p text:style-name="P22">SPA <text:tab/><text:tab/> <text:s text:c="25"/>Single Page App<text:tab/></text:p>
      <text:p text:style-name="P4"><text:span text:style-name="T23">PLC<text:tab/><text:tab/><text:tab/><text:tab/></text:span><text:span text:style-name="T15">P</text:span><text:span text:style-name="T16">rogrammable</text:span><text:span text:style-name="T15"> L</text:span><text:span text:style-name="T16">ogic</text:span><text:span text:style-name="T15"> C</text:span><text:span text:style-name="T16">ontroller</text:span></text:p>
      <text:p text:style-name="P23">HMI<text:tab/><text:tab/><text:tab/><text:tab/>Human Machine Intreface</text:p>
      <text:p text:style-name="P24">MqTT<text:tab/><text:tab/><text:tab/><text:tab/><text:span text:style-name="T25">Message Queue Telemetry Transport</text:span></text:p>
      <text:p text:style-name="P25">SQL<text:tab/><text:tab/><text:tab/><text:tab/>Structured Query Language</text:p>
      <text:p text:style-name="P25">IDP<text:tab/><text:tab/><text:tab/><text:tab/>Identity Provider</text:p>
      <text:p text:style-name="P25"/>
      <text:p text:style-name="P9"><text:soft-page-break/>Line Diagram:</text:p>
      <text:p text:style-name="P26"/>
      <text:p text:style-name="P26"><draw:frame text:anchor-type="paragraph" draw:z-index="8" draw:name="Shape4" draw:style-name="gr3" draw:text-style-name="P46" svg:width="2.752cm" svg:height="1.347cm" svg:x="-1.66cm" svg:y="0.295cm"><draw:text-box><text:p>IoT Sensors</text:p></draw:text-box></draw:frame></text:p>
      <text:p text:style-name="P26"><draw:custom-shape text:anchor-type="paragraph" draw:z-index="0" draw:name="Shape2" draw:style-name="gr7" draw:text-style-name="P44" svg:width="2.594cm" svg:height="1.191cm" svg:x="-0.046cm" svg:y="0.43cm"><text:p text:style-name="P44">PLC</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2_0" draw:style-name="gr6" draw:text-style-name="P44" svg:width="2.594cm" svg:height="1.191cm" svg:x="15.956cm" svg:y="0.43cm"><text:p text:style-name="P44">Us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2_1" draw:style-name="gr6" draw:text-style-name="P44" svg:width="2.594cm" svg:height="1.191cm" svg:x="11.956cm" svg:y="0.43cm"><text:p text:style-name="P44">S2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2_2" draw:style-name="gr6" draw:text-style-name="P47" svg:width="2.594cm" svg:height="1.191cm" svg:x="7.955cm" svg:y="0.43cm"><text:p text:style-name="P47">Ncap-fin L2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2_3" draw:style-name="gr5" draw:text-style-name="P47" svg:width="2.594cm" svg:height="1.191cm" svg:x="3.955cm" svg:y="0.43cm"><text:p text:style-name="P47">SDL-Modb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draw:line text:anchor-type="paragraph" draw:z-index="7" draw:name="Shape3" draw:style-name="gr4" draw:text-style-name="P43" svg:x1="-1.713cm" svg:y1="0.25cm" svg:x2="-0.046cm" svg:y2="0.276cm"><text:p/></draw:line></text:p>
      <text:p text:style-name="P21"><draw:line text:anchor-type="paragraph" draw:z-index="6" draw:name="Shape3_2" draw:style-name="gr4" draw:text-style-name="P43" svg:x1="-1.713cm" svg:y1="0.199cm" svg:x2="-0.046cm" svg:y2="0.225cm"><text:p/></draw:line><draw:line text:anchor-type="paragraph" draw:z-index="9" draw:name="Shape5" draw:style-name="gr1" draw:text-style-name="P43" svg:x1="2.547cm" svg:y1="0.146cm" svg:x2="3.955cm" svg:y2="0.12cm"><text:p/></draw:line><draw:line text:anchor-type="paragraph" draw:z-index="10" draw:name="Shape6" draw:style-name="gr1" draw:text-style-name="P43" svg:x1="6.548cm" svg:y1="0.252cm" svg:x2="7.956cm" svg:y2="0.252cm"><text:p/></draw:line><draw:line text:anchor-type="paragraph" draw:z-index="11" draw:name="Shape7" draw:style-name="gr1" draw:text-style-name="P45" svg:x1="10.404cm" svg:y1="0.173cm" svg:x2="11.956cm" svg:y2="0.219cm"><text:p/></draw:line><draw:line text:anchor-type="paragraph" draw:z-index="12" draw:name="Shape8" draw:style-name="gr1" draw:text-style-name="P43" svg:x1="14.549cm" svg:y1="0.226cm" svg:x2="15.957cm" svg:y2="0.226cm"><text:p/></draw:line></text:p>
      <text:p text:style-name="P21"><draw:line text:anchor-type="paragraph" draw:z-index="5" draw:name="Shape3_0" draw:style-name="gr4" draw:text-style-name="P45" svg:x1="-1.713cm" svg:y1="0.118cm" svg:x2="-0.045cm" svg:y2="0.164cm"><text:p/></draw:line><draw:line text:anchor-type="paragraph" draw:z-index="14" draw:name="Shape9" draw:style-name="gr1" draw:text-style-name="P43" svg:x1="5.457cm" svg:y1="0.282cm" svg:x2="5.431cm" svg:y2="1.023cm"><text:p/></draw:line></text:p>
      <text:p text:style-name="P21"/>
      <text:p text:style-name="P21"><draw:custom-shape text:anchor-type="paragraph" draw:z-index="13" draw:name="Shape2_4" draw:style-name="gr2" draw:text-style-name="P44" svg:width="2.44cm" svg:height="0.937cm" svg:x="4.108cm" svg:y="0.131cm"><text:p text:style-name="P44">HDF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
      <text:p text:style-name="P21"/>
      <text:p text:style-name="P21"/>
      <text:p text:style-name="P21"/>
      <text:p text:style-name="P21"/>
      <text:p text:style-name="P7">System Requirements:</text:p>
      <text:p text:style-name="P13"/>
      <text:p text:style-name="P13">Development Setup</text:p>
      <text:p text:style-name="P13"/>
      <text:p text:style-name="P13"><text:span text:style-name="T3">1.</text:span>Ubuntu 20.04+ Linux, x86_64</text:p>
      <text:p text:style-name="P13"><text:span text:style-name="T3">2.</text:span>Compile on Raspberry Pi target.</text:p>
      <text:p text:style-name="P13"><text:span text:style-name="T3">3.</text:span>CodeLite IDE, Code::Blocks IDE,<text:span text:style-name="T27">Poetry</text:span></text:p>
      <text:p text:style-name="P13"><text:span text:style-name="T3">4.</text:span>C++17, CMake (Latest versions of CLang, GCC)</text:p>
      <text:p text:style-name="P27">5.HDF5 dataset<text:span text:style-name="T1">s,YAML/JSON</text:span></text:p>
      <text:p text:style-name="P27">6.Integration with Network Capabilities with MQTT, Websockets, REST</text:p>
      <text:p text:style-name="P27"/>
      <text:p text:style-name="P27">Hardware Setup</text:p>
      <text:p text:style-name="P13"/>
      <text:p text:style-name="P27">1.PLC</text:p>
      <text:p text:style-name="P27">2.HMI</text:p>
      <text:p text:style-name="P27">3.SMTP’s</text:p>
      <text:p text:style-name="P27">4.Raspberry pi </text:p>
      <text:p text:style-name="P27">5.Sensors</text:p>
      <text:p text:style-name="P27">6.Cables and Switches</text:p>
      <text:p text:style-name="P27">7.Transmitter</text:p>
      <text:p text:style-name="P27"/>
      <text:p text:style-name="P27"/>
      <text:p text:style-name="P28">Regarding the implementation of IoT, <text:span text:style-name="T28">the 2 proximity sensors can create events and are getting simulating.These sensors can detect the goods movement/stock position </text:span><text:span text:style-name="T31">and so on</text:span><text:span text:style-name="T28"> etc.Here these sensors are being connected to inventory management system/inventory status system.In this inventory status system can be explained with an example like A refridgerator or Cash in a Atm or as a Food rack.The status of the sensors which is connected with a PLC is sent as a Inventory to the Inventory Management system. PLC then sent the data into a HMI panel to display the status of the events.</text:span></text:p>
      <text:p text:style-name="P28"/>
      <text:p text:style-name="P28"><text:span text:style-name="T28">A </text:span><text:span text:style-name="T5">Programmable Logic Controller</text:span><text:span text:style-name="T6"> </text:span><text:span text:style-name="T28">(PLC) is an industrial computer control system that continuously monitors the state of input devices and makes decisions based upon a custom program to control the state of output devices.PLC uses modbus a communication protocol and here it </text:span><text:span text:style-name="T31">gives </text:span><text:span text:style-name="T28">a analog/digital I/O connection.</text:span><text:span text:style-name="T32">PLC uses Ladder logic </text:span><text:span text:style-name="T33">which is programming language.</text:span><text:span text:style-name="T28">PLC here is Modbus Slave where </text:span><text:span text:style-name="T31">it</text:span><text:span text:style-name="T28"> can read the coils,</text:span><text:span text:style-name="T31">holding</text:span><text:span text:style-name="T29"> </text:span><text:span text:style-name="T28">registers,input bits and input register </text:span><text:span text:style-name="T31">values</text:span><text:span text:style-name="T28">.</text:span></text:p>
      <text:p text:style-name="P29"/>
      <text:p text:style-name="P30">Now ,in our use case one sensor represent the order or no order <text:span text:style-name="T38">of the inventory </text:span>and other sensor represents empty or full.</text:p>
      <text:p text:style-name="P32"><text:span text:style-name="T34">If we </text:span><text:span text:style-name="T35">place a movement near the sensor</text:span><text:span text:style-name="T34"> it shows the status whether it is empty ,where we can add the values or full where we cannot place the or</text:span><text:span text:style-name="T35">der.</text:span><text:span text:style-name="T36">While</text:span><text:span text:style-name="T37"> </text:span><text:span text:style-name="T7">Human Machine Interface</text:span><text:span text:style-name="T36">(HMI</text:span><text:span text:style-name="T37">) </text:span><text:span text:style-name="T36">is used to visually display</text:span><text:span text:style-name="T17"> </text:span><text:span text:style-name="T11">data.</text:span></text:p>
      <text:p text:style-name="P37"/>
      <text:p text:style-name="P33"><text:soft-page-break/><text:span text:style-name="T11">I</text:span><text:span text:style-name="T12">n this inventory the intial state of coils is set,like if the coil status is full it goes to empty and if coil status is empty it goes to full.If the state is empty,the second sensor will give status whether to order or no order.If the status is empty it places the order i.e from empty we can go to a order state.If it is full i.e the data in 1</text:span><text:span text:style-name="T13">st</text:span><text:span text:style-name="T12"> sensor it will display not to order.</text:span></text:p>
      <text:p text:style-name="P38"/>
      <text:p text:style-name="P3"><text:span text:style-name="T19">I</text:span><text:span text:style-name="T18">oT Edge software</text:span></text:p>
      <text:p text:style-name="P30"/>
      <text:p text:style-name="P30">By using the proposed approach, <text:span text:style-name="T38">PLC Inventory Net Quantity we <text:s/>get the data from holding registers stored as Block id values in modbus.yaml files.Here we give a start address and register value and end_address of the coils using a zero based index value. Using sdl-modbus we are configuring the yaml file by exactly giving the PLC values and also the block-id.In our use case we have given block-id as 2 and start address as 21 to show the net quantity of the Inventory. We will be sending the data collected from PLC to pm_fin_L21 which is a network interface then flow continues by sending the collected values sending to a WEB_GUI name s21 which is a local AWS server.</text:span></text:p>
      <text:p text:style-name="P30"/>
      <text:p text:style-name="P41">In this pm-fin-l21 we have order JSON is now securely pushed to AWS-MQTT.Here we have Keycloak,IDP,EMQX.Once order is prepared system will push data to MQTT the we will place the order and call our use case Financial API’s.</text:p>
      <text:p text:style-name="P41"/>
      <text:p text:style-name="P41">In pm-fin-s21 which is completely python based web application where we get the data of the ordered json from l21 and here we can call NPCI/UPI calls. <text:span text:style-name="T39">From here we will call the API’s and send to the browser.</text:span></text:p>
      <text:p text:style-name="P41"/>
      <text:p text:style-name="P42">Run the software by following the v2.0.0_21_10_21 document.Up the Sdl-Modbus and the l21 and then s21.</text:p>
      <text:p text:style-name="P42">We can see the transactions in the web-gui.</text:p>
      <text:p text:style-name="P42"/>
      <text:p text:style-name="P42"/>
      <text:p text:style-name="P30"/>
      <text:p text:style-name="P30"/>
      <text:p text:style-name="P30"/>
      <text:p text:style-name="P30"/>
      <text:p text:style-name="P3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Other Potential Use Cases:</text:p>
      <text:p text:style-name="P10"/>
      <text:p text:style-name="P11">Lot of business use cases can be built by using the above setup.</text:p>
      <text:p text:style-name="P10"/>
      <text:p text:style-name="P10">Other Potential Use Cas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roxima-nova" svg:font-family="proxima-nova, myriad-pro,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4" draw:display-name="Arrowheads 4" svg:viewBox="0 0 1131 1918" svg:d="M737 1131h394l-564-1131-567 1131h398l-398 787h1131z"/>
    <draw:marker draw:name="Arrowheads_20_6" draw:display-name="Arrowheads 6"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variant="normal" fo:text-transform="none" fo:color="#202124" style:font-name="Liberation Serif" fo:font-size="11pt" fo:letter-spacing="normal" fo:font-style="normal" fo:font-weight="normal" officeooo:rsid="001c9ee3" officeooo:paragraph-rsid="001c9ee3" style:font-size-asian="11pt" style:font-size-complex="11pt"/>
    </style:style>
    <style:style style:name="MT1" style:family="text">
      <style:text-properties officeooo:rsid="00362e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Institute for Development and Research in Banking Technology-Hyderabad <text:span text:style-name="MT1">2</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6T16:24:17.001847043</meta:creation-date>
    <dc:date>2022-04-29T12:54:00.862104536</dc:date>
    <meta:editing-duration>PT50M12S</meta:editing-duration>
    <meta:editing-cycles>11</meta:editing-cycles>
    <meta:generator>LibreOffice/6.4.7.2$Linux_X86_64 LibreOffice_project/40$Build-2</meta:generator>
    <meta:document-statistic meta:table-count="0" meta:image-count="0" meta:object-count="0" meta:page-count="6" meta:paragraph-count="57" meta:word-count="967" meta:character-count="6019" meta:non-whitespace-character-count="5041"/>
  </office:meta>
</office:document-meta>
</file>